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7.0379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12.11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Hipidiomórf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Blanco amarillento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Isótropo / Débilmente anisótropo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Colores de interferencia</text:p>
          </table:table-cell>
          <table:table-cell office:value-type="string" table:style-name="ce7">
            <text:p>Isótrop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6" table:style-name="ce10">
            <text:p>6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1">
            <text:p>Ganga 10%</text:p>
          </table:table-cell>
          <table:table-cell office:value-type="string" table:style-name="ce12">
            <text:p>Calcosina 30%</text:p>
          </table:table-cell>
          <table:table-cell table:number-columns-repeated="16381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3">
            <text:p>Características generales del mineral</text:p>
          </table:table-cell>
          <table:table-cell office:value-type="string" table:style-name="ce3">
            <text:p>Pirit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4">
            <text:p>FeS<text:span text:style-name="T1">2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7">
            <text:p>Generalmente visible (100)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Fuerte (51.7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Blanco amarillent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Dura: &gt;arsenopirita, &gt;hematites, ~marcassit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Generalmente isótropo. En algunas ocasiones débilmente anisótropo</text:p>
          </table:table-cell>
          <table:table-cell table:number-columns-repeated="16382"/>
        </table:table-row>
        <table:table-row table:style-name="ro12">
          <table:table-cell office:value-type="string" table:style-name="ce9">
            <text:p>Colores de interferencia</text:p>
          </table:table-cell>
          <table:table-cell office:value-type="string" table:style-name="ce7">
            <text:p>Generalmente no presenta pero en algunas ocasiones pueden ir de verdes azulados a rojos anaranjado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6">
            <text:p>Minerales associados</text:p>
          </table:table-cell>
          <table:table-cell office:value-type="string" table:style-name="ce7">
            <text:p>Prácticamente todos los minerales pero especialmente arsenopirita, calcopirita, galena, magnetita, marcasita, pirrotina y esfalerita.</text:p>
          </table:table-cell>
          <table:table-cell table:number-columns-repeated="16382"/>
        </table:table-row>
        <table:table-row table:number-rows-repeated="3" table:style-name="ro1">
          <table:table-cell table:style-name="ce15"/>
          <table:table-cell table:style-name="ce16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33:19Z</dc:date>
    <meta:editing-cycles>3</meta:editing-cycles>
    <meta:editing-duration>PT1452S</meta:editing-duration>
  </office:meta>
</office:document-meta>
</file>